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4657A35822A60344B78.png" manifest:media-type="image/png"/>
  <manifest:file-entry manifest:full-path="Pictures/100000000000002000000020B2FF2A327EABC87D.png" manifest:media-type="image/png"/>
  <manifest:file-entry manifest:full-path="Pictures/1000000000000193000000AAC4262D4ED4543193.png" manifest:media-type="image/png"/>
  <manifest:file-entry manifest:full-path="Pictures/100002010000060F000004AEB41E2889BC1CBEEC.png" manifest:media-type="image/png"/>
  <manifest:file-entry manifest:full-path="Pictures/10000000000004B00000038441A137551DB634A7.jpg" manifest:media-type="image/jpeg"/>
  <manifest:file-entry manifest:full-path="Pictures/10000000000004B0000003FD4D7782403F00C9C3.jpg" manifest:media-type="image/jpeg"/>
  <manifest:file-entry manifest:full-path="Pictures/100000000000021A000000EB252435B76382411D.jpg" manifest:media-type="image/jpe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6" style:family="graphic" style:parent-style-name="standard">
      <style:graphic-properties draw:stroke="none" draw:fill="none" draw:fill-color="#3333ff" fo:min-height="0.713cm"/>
    </style:style>
    <style:style style:name="gr7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ff"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6cm" svg:height="10.431cm" svg:x="14.156cm" svg:y="5.842cm">
          <draw:image xlink:href="Pictures/10000000000004B0000003FD4D7782403F00C9C3.jpg" xlink:type="simple" xlink:show="embed" xlink:actuate="onLoad">
            <text:p/>
          </draw:image>
        </draw:frame>
        <draw:frame draw:style-name="gr2" draw:text-style-name="P2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3" draw:text-style-name="P3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9.304cm" svg:height="2.54cm" svg:x="5.588cm" svg:y="0.254cm" presentation:class="title" presentation:user-transformed="true">
          <draw:text-box>
            <text:p text:style-name="P4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4" draw:text-style-name="P7" draw:layer="layout" svg:width="8.636cm" svg:height="1.016cm" svg:x="1.524cm" svg:y="14.986cm">
          <draw:text-box>
            <text:p text:style-name="P6"><text:span text:style-name="T3">Juan González Gómez</text:span></text:p>
          </draw:text-box>
        </draw:frame>
        <draw:frame draw:style-name="gr2" draw:text-style-name="P2" draw:layer="layout" svg:width="4.041cm" svg:height="1.704cm" svg:x="23.114cm" svg:y="18.971cm">
          <draw:image xlink:href="Pictures/1000000000000193000000AAC4262D4ED4543193.png" xlink:type="simple" xlink:show="embed" xlink:actuate="onLoad">
            <text:p/>
          </draw:image>
        </draw:frame>
        <draw:line draw:style-name="gr5" draw:text-style-name="P2" draw:layer="layout" svg:x1="0cm" svg:y1="18.288cm" svg:x2="28cm" svg:y2="18.288cm">
          <text:p/>
        </draw:line>
        <draw:frame draw:style-name="gr6" draw:text-style-name="P8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7" draw:text-style-name="P9" draw:layer="layout" svg:width="6.096cm" svg:height="1.27cm" svg:x="1.53cm" svg:y="15.671cm">
          <draw:text-box>
            <text:p text:style-name="P6"><text:span text:style-name="T5">@Obijuan_cube</text:span></text:p>
          </draw:text-box>
        </draw:frame>
        <draw:frame draw:style-name="gr2" draw:text-style-name="P2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2" draw:text-style-name="P2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2" draw:text-style-name="P2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2" draw:text-style-name="P2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2" draw:text-style-name="P2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10" draw:layer="layout" svg:width="20.828cm" svg:height="1.889cm" svg:x="5.588cm" svg:y="2.358cm">
          <draw:text-box>
            <text:p text:style-name="P4"><text:span text:style-name="T6">Vídeo 16</text:span><text:span text:style-name="T7">: Sensores de Infrarrojos</text:span></text:p>
          </draw:text-box>
        </draw:frame>
        <draw:frame draw:style-name="gr2" draw:text-style-name="P2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1" draw:layer="layout" svg:width="6.858cm" svg:height="0.788cm" svg:x="6.096cm" svg:y="19.571cm">
          <draw:text-box>
            <text:p><text:span text:style-name="T8">Madrid, 2018-Abril-20</text:span></text:p>
          </draw:text-box>
        </draw:frame>
        <draw:frame draw:style-name="gr1" draw:text-style-name="P1" draw:layer="layout" svg:width="10.922cm" svg:height="8.191cm" svg:x="2.54cm" svg:y="5.334cm">
          <draw:image xlink:href="Pictures/10000201000005DC000004657A35822A60344B7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4-17T14:30:28.316921925</dc:date>
    <meta:editing-duration>P7DT21H11M25S</meta:editing-duration>
    <meta:editing-cycles>499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